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32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14cm"/>
      <style:paragraph-properties style:writing-mode="lr-tb"/>
    </style:style>
    <style:style style:name="gr3" style:family="graphic" style:parent-style-name="standard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4.792cm" fo:padding-top="0.178cm" fo:padding-bottom="0.178cm" fo:padding-left="0.303cm" fo:padding-right="0.30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width="0.106cm" draw:marker-start-width="0.359cm" draw:marker-end-width="0.359cm" draw:fill="none" draw:textarea-horizontal-align="justify" draw:textarea-vertical-align="middle" draw:auto-grow-height="false" fo:min-height="5.359cm" fo:min-width="15.269cm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4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10" style:family="graphic" style:parent-style-name="objectwithoutfill">
      <style:graphic-properties draw:marker-end="Arrowheads_20_1" draw:marker-end-width="0.3cm" draw:fill="none" draw:textarea-vertical-align="middle"/>
    </style:style>
    <style:style style:name="gr11" style:family="graphic" style:parent-style-name="objectwithoutfill">
      <style:graphic-properties draw:marker-end="Arrowheads_20_2" draw:marker-end-width="0.3cm" draw:fill="none" draw:textarea-vertical-align="middle"/>
    </style:style>
    <style:style style:name="gr12" style:family="graphic" style:parent-style-name="objectwithoutfill">
      <style:graphic-properties draw:marker-end="Arrowheads_20_3" draw:marker-end-width="0.3cm" draw:fill="none" draw:textarea-vertical-align="middle"/>
    </style:style>
    <style:style style:name="gr13" style:family="graphic" style:parent-style-name="objectwithoutfill">
      <style:graphic-properties draw:marker-end="Arrowheads_20_4" draw:marker-end-width="0.3cm" draw:fill="none" draw:textarea-vertical-align="middle"/>
    </style:style>
    <style:style style:name="gr14" style:family="graphic" style:parent-style-name="standard">
      <style:graphic-properties draw:fill-color="#afd095" draw:textarea-horizontal-align="justify" draw:textarea-vertical-align="middle" draw:auto-grow-height="false" fo:min-height="1.097cm" fo:min-width="2.643cm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>
      <style:graphic-properties svg:stroke-color="#780373" draw:fill-color="#ffa6a6" draw:textarea-horizontal-align="justify" draw:textarea-vertical-align="middle" draw:auto-grow-height="false" fo:min-height="1.655cm" fo:min-width="4.262cm"/>
    </style:style>
    <style:style style:name="gr17" style:family="graphic" style:parent-style-name="standard">
      <style:graphic-properties draw:stroke="none" svg:stroke-color="#000000" draw:fill="none" draw:fill-color="#ffffff" fo:min-height="0.70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afd095"/>
      <style:paragraph-properties fo:text-align="center"/>
    </style:style>
    <style:style style:name="P7" style:family="paragraph">
      <loext:graphic-properties draw:fill-color="#ffa6a6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585cm" svg:height="1.573cm" svg:x="1.892cm" svg:y="1.649cm">
          <draw:text-box>
            <text:p text:style-name="P1"><text:span text:style-name="T1">Find Dry Chargers</text:span></text:p>
          </draw:text-box>
        </draw:frame>
        <draw:g>
          <draw:frame draw:style-name="gr2" draw:text-style-name="P3" draw:layer="layout" svg:width="3.175cm" svg:height="1.264cm" svg:x="3.222cm" svg:y="4.181cm">
            <draw:text-box>
              <text:p>Location:</text:p>
            </draw:text-box>
          </draw:frame>
          <draw:custom-shape draw:style-name="gr3" draw:text-style-name="P4" draw:layer="layout" svg:width="5.398cm" svg:height="1.27cm" svg:x="6.397cm" svg:y="4.175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5" draw:layer="layout" svg:x1="1.952cm" svg:y1="16.875cm" svg:x2="17.827cm" svg:y2="16.875cm">
          <text:p/>
        </draw:line>
        <draw:g>
          <draw:custom-shape draw:style-name="gr5" draw:text-style-name="P5" draw:layer="layout" svg:width="15.875cm" svg:height="5.715cm" svg:x="2.27cm" svg:y="18.14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3.017cm" svg:height="1.673cm" svg:x="3.858cm" svg:y="19.303cm">
            <draw:text-box>
              <text:p>Name, address, direction and distance of nearby charger</text:p>
            </draw:text-box>
          </draw:frame>
          <draw:frame draw:style-name="gr6" draw:text-style-name="P3" draw:layer="layout" svg:width="12.065cm" svg:height="1.673cm" svg:x="3.858cm" svg:y="21.611cm">
            <draw:text-box>
              <text:p>Weather information about this charger’s location</text:p>
            </draw:text-box>
          </draw:frame>
        </draw:g>
        <draw:frame draw:style-name="gr7" draw:text-style-name="P3" draw:layer="layout" svg:width="11.43cm" svg:height="1.27cm" svg:x="4.492cm" svg:y="24.495cm">
          <draw:text-box>
            <text:p>(more of these boxes as necessary)</text:p>
          </draw:text-box>
        </draw:frame>
        <draw:frame draw:style-name="gr8" draw:text-style-name="P3" draw:layer="layout" svg:width="5.641cm" svg:height="0.962cm" svg:x="3.185cm" svg:y="6.715cm">
          <draw:text-box>
            <text:p>Distance (spinner)</text:p>
          </draw:text-box>
        </draw:frame>
        <draw:frame draw:style-name="gr9" draw:text-style-name="P3" draw:layer="layout" svg:width="7.937cm" svg:height="2.139cm" svg:x="10.525cm" svg:y="6.481cm">
          <draw:text-box>
            <text:p>Chargers (checkboxes: Tesla, CCS, CHAdeMO)</text:p>
          </draw:text-box>
        </draw:frame>
        <draw:frame draw:style-name="gr6" draw:text-style-name="P3" draw:layer="layout" svg:width="4.445cm" svg:height="1.673cm" svg:x="7.667cm" svg:y="11.16cm">
          <draw:text-box>
            <text:p>Direction (checkboxes)</text:p>
          </draw:text-box>
        </draw:frame>
        <draw:line draw:style-name="gr10" draw:text-style-name="P5" draw:layer="layout" svg:x1="9.255cm" svg:y1="10.525cm" svg:x2="9.255cm" svg:y2="8.62cm">
          <text:p/>
        </draw:line>
        <draw:line draw:style-name="gr11" draw:text-style-name="P5" draw:layer="layout" svg:x1="9.572cm" svg:y1="13.382cm" svg:x2="9.572cm" svg:y2="15.287cm">
          <text:p/>
        </draw:line>
        <draw:line draw:style-name="gr12" draw:text-style-name="P5" draw:layer="layout" svg:x1="12.43cm" svg:y1="11.795cm" svg:x2="15.605cm" svg:y2="11.795cm">
          <text:p/>
        </draw:line>
        <draw:line draw:style-name="gr13" draw:text-style-name="P5" draw:layer="layout" svg:x1="6.715cm" svg:y1="12.112cm" svg:x2="4.492cm" svg:y2="12.112cm">
          <text:p/>
        </draw:line>
        <draw:custom-shape draw:style-name="gr14" draw:text-style-name="P6" draw:layer="layout" svg:width="4.445cm" svg:height="1.905cm" svg:x="13.7cm" svg:y="4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.905cm" svg:height="0.962cm" svg:x="14.97cm" svg:y="4.492cm">
          <draw:text-box>
            <text:p>Here</text:p>
          </draw:text-box>
        </draw:frame>
        <draw:g>
          <draw:custom-shape draw:style-name="gr16" draw:text-style-name="P7" draw:layer="layout" svg:width="4.762cm" svg:height="1.905cm" svg:x="13.7cm" svg:y="1.635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8" draw:layer="layout" svg:width="1.905cm" svg:height="0.962cm" svg:x="14.97cm" svg:y="2.26cm">
            <draw:text-box>
              <text:p>Help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4T12:36:10.070000000</meta:creation-date>
    <meta:generator>LibreOffice/7.3.2.2$Windows_X86_64 LibreOffice_project/49f2b1bff42cfccbd8f788c8dc32c1c309559be0</meta:generator>
    <dc:date>2022-04-26T11:28:55.697000000</dc:date>
    <meta:editing-duration>PT35M55S</meta:editing-duration>
    <meta:editing-cycles>6</meta:editing-cycles>
    <meta:document-statistic meta:object-count="22"/>
  </office:meta>
</office:document-meta>
</file>